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Linienende_20_1" draw:marker-end-width="0.2cm" draw:fill="none" draw:textarea-vertical-align="middle"/>
    </style:style>
    <style:style style:name="gr3" style:family="graphic" style:parent-style-name="objectwithoutfill">
      <style:graphic-properties svg:stroke-width="0cm" draw:marker-start-width="0.2cm" draw:marker-end="Linienende_20_1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marker-start="" draw:marker-end="Arrow_20_concave" draw:marker-end-width="0.2cm" draw:fill="none" draw:textarea-vertical-align="middle"/>
    </style:style>
    <style:style style:name="gr5" style:family="graphic" style:parent-style-name="standard">
      <style:graphic-properties draw:fill="solid" draw:fill-color="#00b8ff" draw:textarea-vertical-align="middle"/>
    </style:style>
    <style:style style:name="gr6" style:family="graphic" style:parent-style-name="standard">
      <style:graphic-properties draw:marker-start="" draw:marker-end="Arrow_20_concave" draw:textarea-vertical-align="middle"/>
    </style:style>
    <style:style style:name="gr7" style:family="graphic" style:parent-style-name="standard">
      <style:graphic-properties draw:stroke="none" svg:stroke-color="#000000" draw:marker-start="" draw:marker-end="Arrow_20_concave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4" draw:id="id14" draw:layer="layout" svg:width="0.764cm" svg:height="0.789cm" svg:x="17.933cm" svg:y="6.036cm">
          <text:p text:style-name="P1">77</text:p>
        </draw:rect>
        <draw:rect draw:style-name="gr1" draw:text-style-name="P1" xml:id="id13" draw:id="id13" draw:layer="layout" svg:width="0.764cm" svg:height="0.789cm" svg:x="16.63cm" svg:y="6.036cm">
          <text:p text:style-name="P1">72</text:p>
        </draw:rect>
        <draw:rect draw:style-name="gr1" draw:text-style-name="P1" xml:id="id12" draw:id="id12" draw:layer="layout" svg:width="0.765cm" svg:height="0.789cm" svg:x="15.327cm" svg:y="6.036cm">
          <text:p text:style-name="P1">64</text:p>
        </draw:rect>
        <draw:rect draw:style-name="gr1" draw:text-style-name="P1" xml:id="id11" draw:id="id11" draw:layer="layout" svg:width="0.763cm" svg:height="0.789cm" svg:x="14.025cm" svg:y="6.036cm">
          <text:p text:style-name="P1">56</text:p>
        </draw:rect>
        <draw:rect draw:style-name="gr1" draw:text-style-name="P1" xml:id="id10" draw:id="id10" draw:layer="layout" svg:width="0.765cm" svg:height="0.789cm" svg:x="12.721cm" svg:y="6.036cm">
          <text:p text:style-name="P1">52</text:p>
        </draw:rect>
        <draw:rect draw:style-name="gr1" draw:text-style-name="P1" xml:id="id9" draw:id="id9" draw:layer="layout" svg:width="0.765cm" svg:height="0.789cm" svg:x="11.419cm" svg:y="6.036cm">
          <text:p text:style-name="P1">43</text:p>
        </draw:rect>
        <draw:rect draw:style-name="gr1" draw:text-style-name="P1" xml:id="id8" draw:id="id8" draw:layer="layout" svg:width="0.765cm" svg:height="0.789cm" svg:x="10.113cm" svg:y="6.036cm">
          <text:p text:style-name="P1">42</text:p>
        </draw:rect>
        <draw:rect draw:style-name="gr1" draw:text-style-name="P1" xml:id="id7" draw:id="id7" draw:layer="layout" svg:width="0.765cm" svg:height="0.789cm" svg:x="8.815cm" svg:y="6.036cm">
          <text:p text:style-name="P1">36</text:p>
        </draw:rect>
        <draw:rect draw:style-name="gr1" draw:text-style-name="P1" xml:id="id6" draw:id="id6" draw:layer="layout" svg:width="0.764cm" svg:height="0.789cm" svg:x="7.512cm" svg:y="6.036cm">
          <text:p text:style-name="P1">21</text:p>
        </draw:rect>
        <draw:rect draw:style-name="gr1" draw:text-style-name="P1" xml:id="id5" draw:id="id5" draw:layer="layout" svg:width="0.764cm" svg:height="0.789cm" svg:x="6.204cm" svg:y="6.036cm">
          <text:p text:style-name="P1">14</text:p>
        </draw:rect>
        <draw:rect draw:style-name="gr1" draw:text-style-name="P1" xml:id="id4" draw:id="id4" draw:layer="layout" svg:width="0.763cm" svg:height="0.789cm" svg:x="4.936cm" svg:y="6.036cm">
          <text:p text:style-name="P1">11</text:p>
        </draw:rect>
        <draw:rect draw:style-name="gr1" draw:text-style-name="P1" xml:id="id3" draw:id="id3" draw:layer="layout" svg:width="0.764cm" svg:height="0.789cm" svg:x="3.605cm" svg:y="6.036cm">
          <text:p text:style-name="P1">7</text:p>
        </draw:rect>
        <draw:rect draw:style-name="gr1" draw:text-style-name="P1" xml:id="id2" draw:id="id2" draw:layer="layout" svg:width="0.764cm" svg:height="0.789cm" svg:x="2.302cm" svg:y="6.036cm">
          <text:p text:style-name="P1">6</text:p>
        </draw:rect>
        <draw:rect draw:style-name="gr1" draw:text-style-name="P1" xml:id="id1" draw:id="id1" draw:layer="layout" svg:width="0.764cm" svg:height="0.789cm" svg:x="1cm" svg:y="6.036cm">
          <text:p text:style-name="P1">-inf</text:p>
        </draw:rect>
        <draw:connector draw:style-name="gr2" draw:text-style-name="P1" draw:layer="layout" svg:x1="1.764cm" svg:y1="6.43cm" svg:x2="2.302cm" svg:y2="6.43cm" draw:start-shape="id1" draw:start-glue-point="1" draw:end-shape="id2" draw:end-glue-point="3" svg:d="m1764 6430h538">
          <text:p/>
        </draw:connector>
        <draw:connector draw:style-name="gr2" draw:text-style-name="P1" draw:layer="layout" svg:x1="3.066cm" svg:y1="6.43cm" svg:x2="3.605cm" svg:y2="6.43cm" draw:start-shape="id2" draw:start-glue-point="1" draw:end-shape="id3" draw:end-glue-point="3" svg:d="m3066 6430h539">
          <text:p/>
        </draw:connector>
        <draw:connector draw:style-name="gr2" draw:text-style-name="P1" draw:layer="layout" svg:x1="4.369cm" svg:y1="6.43cm" svg:x2="4.936cm" svg:y2="6.43cm" draw:start-shape="id3" draw:start-glue-point="1" draw:end-shape="id4" draw:end-glue-point="3" svg:d="m4369 6430h567">
          <text:p/>
        </draw:connector>
        <draw:connector draw:style-name="gr2" draw:text-style-name="P1" draw:layer="layout" svg:x1="5.699cm" svg:y1="6.43cm" svg:x2="6.204cm" svg:y2="6.43cm" draw:start-shape="id4" draw:start-glue-point="1" draw:end-shape="id5" draw:end-glue-point="3" svg:d="m5699 6430h505">
          <text:p/>
        </draw:connector>
        <draw:connector draw:style-name="gr3" draw:text-style-name="P1" draw:layer="layout" svg:x1="6.968cm" svg:y1="6.43cm" svg:x2="7.512cm" svg:y2="6.43cm" draw:start-shape="id5" draw:start-glue-point="1" draw:end-shape="id6" draw:end-glue-point="3" svg:d="m6968 6430h544">
          <text:p/>
        </draw:connector>
        <draw:connector draw:style-name="gr2" draw:text-style-name="P1" draw:layer="layout" svg:x1="8.276cm" svg:y1="6.43cm" svg:x2="8.815cm" svg:y2="6.43cm" draw:start-shape="id6" draw:start-glue-point="1" draw:end-shape="id7" draw:end-glue-point="3" svg:d="m8276 6430h539">
          <text:p/>
        </draw:connector>
        <draw:connector draw:style-name="gr2" draw:text-style-name="P1" draw:layer="layout" svg:x1="9.58cm" svg:y1="6.43cm" svg:x2="10.113cm" svg:y2="6.43cm" draw:start-shape="id7" draw:start-glue-point="1" draw:end-shape="id8" draw:end-glue-point="3" svg:d="m9580 6430h533">
          <text:p/>
        </draw:connector>
        <draw:connector draw:style-name="gr2" draw:text-style-name="P1" draw:layer="layout" svg:x1="10.878cm" svg:y1="6.43cm" svg:x2="11.419cm" svg:y2="6.43cm" draw:start-shape="id8" draw:start-glue-point="1" draw:end-shape="id9" draw:end-glue-point="3" svg:d="m10878 6430h541">
          <text:p/>
        </draw:connector>
        <draw:connector draw:style-name="gr2" draw:text-style-name="P1" draw:layer="layout" svg:x1="12.184cm" svg:y1="6.43cm" svg:x2="12.721cm" svg:y2="6.43cm" draw:start-shape="id9" draw:start-glue-point="1" draw:end-shape="id10" draw:end-glue-point="3" svg:d="m12184 6430h537">
          <text:p/>
        </draw:connector>
        <draw:connector draw:style-name="gr2" draw:text-style-name="P1" draw:layer="layout" svg:x1="13.486cm" svg:y1="6.43cm" svg:x2="14.025cm" svg:y2="6.43cm" draw:start-shape="id10" draw:start-glue-point="1" draw:end-shape="id11" draw:end-glue-point="3" svg:d="m13486 6430h539">
          <text:p/>
        </draw:connector>
        <draw:connector draw:style-name="gr2" draw:text-style-name="P1" draw:layer="layout" svg:x1="14.788cm" svg:y1="6.43cm" svg:x2="15.327cm" svg:y2="6.43cm" draw:start-shape="id11" draw:start-glue-point="1" draw:end-shape="id12" draw:end-glue-point="3" svg:d="m14788 6430h539">
          <text:p/>
        </draw:connector>
        <draw:connector draw:style-name="gr2" draw:text-style-name="P1" draw:layer="layout" svg:x1="16.092cm" svg:y1="6.43cm" svg:x2="16.63cm" svg:y2="6.43cm" draw:start-shape="id12" draw:start-glue-point="1" draw:end-shape="id13" draw:end-glue-point="3" svg:d="m16092 6430h538">
          <text:p/>
        </draw:connector>
        <draw:connector draw:style-name="gr2" draw:text-style-name="P1" draw:layer="layout" svg:x1="17.394cm" svg:y1="6.43cm" svg:x2="17.933cm" svg:y2="6.43cm" draw:start-shape="id13" draw:start-glue-point="1" draw:end-shape="id14" draw:end-glue-point="3" svg:d="m17394 6430h539">
          <text:p/>
        </draw:connector>
        <draw:rect draw:style-name="gr1" draw:text-style-name="P1" xml:id="id15" draw:id="id15" draw:layer="layout" svg:width="0.763cm" svg:height="0.789cm" svg:x="4.936cm" svg:y="4.406cm">
          <text:p text:style-name="P1">11</text:p>
        </draw:rect>
        <draw:rect draw:style-name="gr1" draw:text-style-name="P1" xml:id="id16" draw:id="id16" draw:layer="layout" svg:width="0.764cm" svg:height="0.789cm" svg:x="6.204cm" svg:y="4.406cm">
          <text:p text:style-name="P1">14</text:p>
        </draw:rect>
        <draw:rect draw:style-name="gr1" draw:text-style-name="P1" xml:id="id17" draw:id="id17" draw:layer="layout" svg:width="0.764cm" svg:height="0.789cm" svg:x="10.113cm" svg:y="4.406cm">
          <text:p text:style-name="P1">42</text:p>
        </draw:rect>
        <draw:rect draw:style-name="gr1" draw:text-style-name="P1" xml:id="id18" draw:id="id18" draw:layer="layout" svg:width="0.764cm" svg:height="0.789cm" svg:x="12.716cm" svg:y="4.406cm">
          <text:p text:style-name="P1">52</text:p>
        </draw:rect>
        <draw:rect draw:style-name="gr1" draw:text-style-name="P1" xml:id="id19" draw:id="id19" draw:layer="layout" svg:width="0.764cm" svg:height="0.789cm" svg:x="16.628cm" svg:y="4.406cm">
          <text:p text:style-name="P1">72</text:p>
        </draw:rect>
        <draw:connector draw:style-name="gr4" draw:text-style-name="P1" draw:layer="layout" svg:x1="5.699cm" svg:y1="4.8cm" svg:x2="6.204cm" svg:y2="4.8cm" draw:start-shape="id15" draw:start-glue-point="1" draw:end-shape="id16" draw:end-glue-point="3" svg:d="m5699 4800h505">
          <text:p/>
        </draw:connector>
        <draw:connector draw:style-name="gr4" draw:text-style-name="P1" draw:layer="layout" svg:x1="6.968cm" svg:y1="4.8cm" svg:x2="10.113cm" svg:y2="4.8cm" draw:start-shape="id16" draw:start-glue-point="1" draw:end-shape="id17" draw:end-glue-point="3" svg:d="m6968 4800h3145">
          <text:p/>
        </draw:connector>
        <draw:connector draw:style-name="gr4" draw:text-style-name="P1" draw:layer="layout" svg:x1="10.877cm" svg:y1="4.8cm" svg:x2="12.716cm" svg:y2="4.8cm" draw:start-shape="id17" draw:start-glue-point="1" draw:end-shape="id18" draw:end-glue-point="3" svg:d="m10877 4800h1839">
          <text:p/>
        </draw:connector>
        <draw:connector draw:style-name="gr4" draw:text-style-name="P1" draw:layer="layout" svg:x1="13.48cm" svg:y1="4.8cm" svg:x2="16.628cm" svg:y2="4.8cm" draw:start-shape="id18" draw:start-glue-point="1" draw:end-shape="id19" draw:end-glue-point="3" svg:d="m13480 4800h3148">
          <text:p/>
        </draw:connector>
        <draw:connector draw:style-name="gr4" draw:text-style-name="P1" draw:layer="layout" svg:x1="5.317cm" svg:y1="5.195cm" svg:x2="5.317cm" svg:y2="6.036cm" draw:start-shape="id15" draw:start-glue-point="2" draw:end-shape="id4" draw:end-glue-point="0" svg:d="m5317 5195v841">
          <text:p/>
        </draw:connector>
        <draw:connector draw:style-name="gr4" draw:text-style-name="P1" draw:layer="layout" svg:x1="6.586cm" svg:y1="5.195cm" svg:x2="6.586cm" svg:y2="6.036cm" draw:start-shape="id16" draw:start-glue-point="2" draw:end-shape="id5" draw:end-glue-point="0" svg:d="m6586 5195v841">
          <text:p/>
        </draw:connector>
        <draw:connector draw:style-name="gr4" draw:text-style-name="P1" draw:layer="layout" svg:x1="10.495cm" svg:y1="5.195cm" svg:x2="10.495cm" svg:y2="6.036cm" draw:start-shape="id17" draw:start-glue-point="2" draw:end-shape="id8" draw:end-glue-point="0" svg:d="m10495 5195v841">
          <text:p/>
        </draw:connector>
        <draw:connector draw:style-name="gr4" draw:text-style-name="P1" draw:layer="layout" svg:x1="13.098cm" svg:y1="5.195cm" svg:x2="13.103cm" svg:y2="6.036cm" draw:start-shape="id18" draw:start-glue-point="2" draw:end-shape="id10" draw:end-glue-point="0" svg:d="m13098 5195v421h5v420">
          <text:p/>
        </draw:connector>
        <draw:connector draw:style-name="gr4" draw:text-style-name="P1" draw:layer="layout" svg:x1="17.01cm" svg:y1="5.195cm" svg:x2="17.012cm" svg:y2="6.036cm" draw:start-shape="id19" draw:start-glue-point="2" draw:end-shape="id13" draw:end-glue-point="0" svg:d="m17010 5195v421h2v420">
          <text:p/>
        </draw:connector>
        <draw:rect draw:style-name="gr1" draw:text-style-name="P1" xml:id="id20" draw:id="id20" draw:layer="layout" svg:width="0.764cm" svg:height="0.789cm" svg:x="19.236cm" svg:y="6.036cm">
          <text:p text:style-name="P1">inf</text:p>
        </draw:rect>
        <draw:connector draw:style-name="gr2" draw:text-style-name="P1" draw:layer="layout" svg:x1="18.697cm" svg:y1="6.418cm" svg:x2="19.236cm" svg:y2="6.43cm" draw:end-shape="id20" draw:end-glue-point="3" svg:d="m18697 6418h19v12h520">
          <text:p/>
        </draw:connector>
        <draw:rect draw:style-name="gr1" draw:text-style-name="P1" xml:id="id21" draw:id="id21" draw:layer="layout" svg:width="0.764cm" svg:height="0.789cm" svg:x="19.236cm" svg:y="4.406cm">
          <text:p text:style-name="P1">inf</text:p>
        </draw:rect>
        <draw:connector draw:style-name="gr4" draw:text-style-name="P1" draw:layer="layout" svg:x1="17.392cm" svg:y1="4.8cm" svg:x2="19.236cm" svg:y2="4.8cm" draw:start-shape="id19" draw:start-glue-point="1" draw:end-shape="id21" draw:end-glue-point="3" svg:d="m17392 4800h1844">
          <text:p/>
        </draw:connector>
        <draw:rect draw:style-name="gr1" draw:text-style-name="P1" xml:id="id22" draw:id="id22" draw:layer="layout" svg:width="0.764cm" svg:height="0.789cm" svg:x="1cm" svg:y="4.406cm">
          <text:p text:style-name="P1">-inf</text:p>
        </draw:rect>
        <draw:connector draw:style-name="gr4" draw:text-style-name="P1" draw:layer="layout" svg:x1="1.764cm" svg:y1="4.8cm" svg:x2="4.936cm" svg:y2="4.8cm" draw:start-shape="id22" draw:start-glue-point="1" draw:end-shape="id15" draw:end-glue-point="3" svg:d="m1764 4800h3172">
          <text:p/>
        </draw:connector>
        <draw:rect draw:style-name="gr1" draw:text-style-name="P1" xml:id="id23" draw:id="id23" draw:layer="layout" svg:width="0.764cm" svg:height="0.789cm" svg:x="6.204cm" svg:y="2.8cm">
          <text:p text:style-name="P1">14</text:p>
        </draw:rect>
        <draw:rect draw:style-name="gr1" draw:text-style-name="P1" xml:id="id24" draw:id="id24" draw:layer="layout" svg:width="0.764cm" svg:height="0.789cm" svg:x="12.716cm" svg:y="2.8cm">
          <text:p text:style-name="P1">52</text:p>
        </draw:rect>
        <draw:connector draw:style-name="gr4" draw:text-style-name="P1" draw:layer="layout" svg:x1="6.968cm" svg:y1="3.194cm" svg:x2="12.716cm" svg:y2="3.194cm" draw:start-shape="id23" draw:start-glue-point="1" draw:end-shape="id24" draw:end-glue-point="3" svg:d="m6968 3194h5748">
          <text:p/>
        </draw:connector>
        <draw:connector draw:style-name="gr4" draw:text-style-name="P1" draw:layer="layout" svg:x1="13.48cm" svg:y1="3.194cm" svg:x2="19.236cm" svg:y2="3.194cm" draw:start-shape="id24" draw:start-glue-point="1" draw:end-shape="id25" draw:end-glue-point="3" svg:d="m13480 3194h5756">
          <text:p/>
        </draw:connector>
        <draw:connector draw:style-name="gr4" draw:text-style-name="P1" draw:layer="layout" svg:x1="6.586cm" svg:y1="3.589cm" svg:x2="6.586cm" svg:y2="4.43cm" draw:start-shape="id23" draw:start-glue-point="2" svg:d="m6586 3589v841">
          <text:p/>
        </draw:connector>
        <draw:connector draw:style-name="gr4" draw:text-style-name="P1" draw:layer="layout" svg:x1="13.098cm" svg:y1="3.589cm" svg:x2="13.103cm" svg:y2="4.43cm" draw:start-shape="id24" draw:start-glue-point="2" svg:d="m13098 3589v671h5v170">
          <text:p/>
        </draw:connector>
        <draw:rect draw:style-name="gr1" draw:text-style-name="P1" xml:id="id25" draw:id="id25" draw:layer="layout" svg:width="0.764cm" svg:height="0.789cm" svg:x="19.236cm" svg:y="2.8cm">
          <text:p text:style-name="P1">inf</text:p>
        </draw:rect>
        <draw:rect draw:style-name="gr1" draw:text-style-name="P1" xml:id="id26" draw:id="id26" draw:layer="layout" svg:width="0.764cm" svg:height="0.789cm" svg:x="1cm" svg:y="2.8cm">
          <text:p text:style-name="P1">-inf</text:p>
        </draw:rect>
        <draw:connector draw:style-name="gr4" draw:text-style-name="P1" draw:layer="layout" svg:x1="1.764cm" svg:y1="3.194cm" svg:x2="6.204cm" svg:y2="3.194cm" draw:start-shape="id26" draw:start-glue-point="1" draw:end-shape="id23" draw:end-glue-point="3" svg:d="m1764 3194h4440">
          <text:p/>
        </draw:connector>
        <draw:rect draw:style-name="gr1" draw:text-style-name="P1" xml:id="id27" draw:id="id27" draw:layer="layout" svg:width="0.764cm" svg:height="0.789cm" svg:x="6.204cm" svg:y="1.2cm">
          <text:p text:style-name="P1">14</text:p>
        </draw:rect>
        <draw:connector draw:style-name="gr4" draw:text-style-name="P1" draw:layer="layout" svg:x1="6.968cm" svg:y1="1.594cm" svg:x2="19.236cm" svg:y2="1.594cm" draw:start-shape="id27" draw:start-glue-point="1" draw:end-shape="id28" draw:end-glue-point="3" svg:d="m6968 1594h12268">
          <text:p/>
        </draw:connector>
        <draw:connector draw:style-name="gr4" draw:text-style-name="P1" draw:layer="layout" svg:x1="6.586cm" svg:y1="1.989cm" svg:x2="6.586cm" svg:y2="2.83cm" draw:start-shape="id27" draw:start-glue-point="2" svg:d="m6586 1989v841">
          <text:p/>
        </draw:connector>
        <draw:rect draw:style-name="gr1" draw:text-style-name="P1" xml:id="id28" draw:id="id28" draw:layer="layout" svg:width="0.764cm" svg:height="0.789cm" svg:x="19.236cm" svg:y="1.2cm">
          <text:p text:style-name="P1">inf</text:p>
        </draw:rect>
        <draw:rect draw:style-name="gr1" draw:text-style-name="P1" xml:id="id29" draw:id="id29" draw:layer="layout" svg:width="0.764cm" svg:height="0.789cm" svg:x="1cm" svg:y="1.2cm">
          <text:p text:style-name="P1">-inf</text:p>
        </draw:rect>
        <draw:connector draw:style-name="gr4" draw:text-style-name="P1" draw:layer="layout" svg:x1="1.764cm" svg:y1="1.594cm" svg:x2="6.204cm" svg:y2="1.594cm" draw:start-shape="id29" draw:start-glue-point="1" draw:end-shape="id27" draw:end-glue-point="3" svg:d="m1764 1594h4440">
          <text:p/>
        </draw:connector>
        <draw:rect draw:style-name="gr1" draw:text-style-name="P1" xml:id="id43" draw:id="id43" draw:layer="layout" svg:width="0.764cm" svg:height="0.789cm" svg:x="17.933cm" svg:y="13.63cm">
          <text:p text:style-name="P1">77</text:p>
        </draw:rect>
        <draw:rect draw:style-name="gr1" draw:text-style-name="P1" xml:id="id42" draw:id="id42" draw:layer="layout" svg:width="0.764cm" svg:height="0.789cm" svg:x="16.63cm" svg:y="13.63cm">
          <text:p text:style-name="P1">72</text:p>
        </draw:rect>
        <draw:rect draw:style-name="gr1" draw:text-style-name="P1" xml:id="id41" draw:id="id41" draw:layer="layout" svg:width="0.765cm" svg:height="0.789cm" svg:x="15.327cm" svg:y="13.63cm">
          <text:p text:style-name="P1">64</text:p>
        </draw:rect>
        <draw:rect draw:style-name="gr1" draw:text-style-name="P1" xml:id="id40" draw:id="id40" draw:layer="layout" svg:width="0.763cm" svg:height="0.789cm" svg:x="14.025cm" svg:y="13.63cm">
          <text:p text:style-name="P1">56</text:p>
        </draw:rect>
        <draw:rect draw:style-name="gr1" draw:text-style-name="P1" xml:id="id39" draw:id="id39" draw:layer="layout" svg:width="0.765cm" svg:height="0.789cm" svg:x="12.721cm" svg:y="13.63cm">
          <text:p text:style-name="P1">52</text:p>
        </draw:rect>
        <draw:rect draw:style-name="gr1" draw:text-style-name="P1" xml:id="id38" draw:id="id38" draw:layer="layout" svg:width="0.765cm" svg:height="0.789cm" svg:x="11.419cm" svg:y="13.63cm">
          <text:p text:style-name="P1">43</text:p>
        </draw:rect>
        <draw:rect draw:style-name="gr1" draw:text-style-name="P1" xml:id="id37" draw:id="id37" draw:layer="layout" svg:width="0.765cm" svg:height="0.789cm" svg:x="10.113cm" svg:y="13.63cm">
          <text:p text:style-name="P1">42</text:p>
        </draw:rect>
        <draw:rect draw:style-name="gr1" draw:text-style-name="P1" xml:id="id36" draw:id="id36" draw:layer="layout" svg:width="0.765cm" svg:height="0.789cm" svg:x="8.815cm" svg:y="13.63cm">
          <text:p text:style-name="P1">36</text:p>
        </draw:rect>
        <draw:rect draw:style-name="gr1" draw:text-style-name="P1" xml:id="id35" draw:id="id35" draw:layer="layout" svg:width="0.764cm" svg:height="0.789cm" svg:x="7.512cm" svg:y="13.63cm">
          <text:p text:style-name="P1">21</text:p>
        </draw:rect>
        <draw:rect draw:style-name="gr1" draw:text-style-name="P1" xml:id="id34" draw:id="id34" draw:layer="layout" svg:width="0.764cm" svg:height="0.789cm" svg:x="6.204cm" svg:y="13.63cm">
          <text:p text:style-name="P1">14</text:p>
        </draw:rect>
        <draw:rect draw:style-name="gr1" draw:text-style-name="P1" xml:id="id33" draw:id="id33" draw:layer="layout" svg:width="0.763cm" svg:height="0.789cm" svg:x="4.936cm" svg:y="13.63cm">
          <text:p text:style-name="P1">11</text:p>
        </draw:rect>
        <draw:rect draw:style-name="gr1" draw:text-style-name="P1" xml:id="id32" draw:id="id32" draw:layer="layout" svg:width="0.764cm" svg:height="0.789cm" svg:x="3.605cm" svg:y="13.63cm">
          <text:p text:style-name="P1">7</text:p>
        </draw:rect>
        <draw:rect draw:style-name="gr1" draw:text-style-name="P1" xml:id="id31" draw:id="id31" draw:layer="layout" svg:width="0.764cm" svg:height="0.789cm" svg:x="2.302cm" svg:y="13.63cm">
          <text:p text:style-name="P1">6</text:p>
        </draw:rect>
        <draw:rect draw:style-name="gr1" draw:text-style-name="P1" xml:id="id30" draw:id="id30" draw:layer="layout" svg:width="0.764cm" svg:height="0.789cm" svg:x="1cm" svg:y="13.63cm">
          <text:p text:style-name="P1">-inf</text:p>
        </draw:rect>
        <draw:connector draw:style-name="gr2" draw:text-style-name="P1" draw:layer="layout" svg:x1="1.764cm" svg:y1="14.024cm" svg:x2="2.302cm" svg:y2="14.024cm" draw:start-shape="id30" draw:start-glue-point="1" draw:end-shape="id31" draw:end-glue-point="3" svg:d="m1764 14024h538">
          <text:p/>
        </draw:connector>
        <draw:connector draw:style-name="gr2" draw:text-style-name="P1" draw:layer="layout" svg:x1="3.066cm" svg:y1="14.024cm" svg:x2="3.605cm" svg:y2="14.024cm" draw:start-shape="id31" draw:start-glue-point="1" draw:end-shape="id32" draw:end-glue-point="3" svg:d="m3066 14024h539">
          <text:p/>
        </draw:connector>
        <draw:connector draw:style-name="gr2" draw:text-style-name="P1" draw:layer="layout" svg:x1="4.369cm" svg:y1="14.024cm" svg:x2="4.936cm" svg:y2="14.024cm" draw:start-shape="id32" draw:start-glue-point="1" draw:end-shape="id33" draw:end-glue-point="3" svg:d="m4369 14024h567">
          <text:p/>
        </draw:connector>
        <draw:connector draw:style-name="gr2" draw:text-style-name="P1" draw:layer="layout" svg:x1="5.699cm" svg:y1="14.024cm" svg:x2="6.204cm" svg:y2="14.024cm" draw:start-shape="id33" draw:start-glue-point="1" draw:end-shape="id34" draw:end-glue-point="3" svg:d="m5699 14024h505">
          <text:p/>
        </draw:connector>
        <draw:connector draw:style-name="gr3" draw:text-style-name="P1" draw:layer="layout" svg:x1="6.968cm" svg:y1="14.024cm" svg:x2="7.512cm" svg:y2="14.024cm" draw:start-shape="id34" draw:start-glue-point="1" draw:end-shape="id35" draw:end-glue-point="3" svg:d="m6968 14024h544">
          <text:p/>
        </draw:connector>
        <draw:connector draw:style-name="gr2" draw:text-style-name="P1" draw:layer="layout" svg:x1="9.58cm" svg:y1="14.024cm" svg:x2="10.113cm" svg:y2="14.024cm" draw:start-shape="id36" draw:start-glue-point="1" draw:end-shape="id37" draw:end-glue-point="3" svg:d="m9580 14024h533">
          <text:p/>
        </draw:connector>
        <draw:connector draw:style-name="gr2" draw:text-style-name="P1" draw:layer="layout" svg:x1="10.878cm" svg:y1="14.024cm" svg:x2="11.419cm" svg:y2="14.024cm" draw:start-shape="id37" draw:start-glue-point="1" draw:end-shape="id38" draw:end-glue-point="3" svg:d="m10878 14024h541">
          <text:p/>
        </draw:connector>
        <draw:connector draw:style-name="gr2" draw:text-style-name="P1" draw:layer="layout" svg:x1="12.184cm" svg:y1="14.024cm" svg:x2="12.721cm" svg:y2="14.024cm" draw:start-shape="id38" draw:start-glue-point="1" draw:end-shape="id39" draw:end-glue-point="3" svg:d="m12184 14024h537">
          <text:p/>
        </draw:connector>
        <draw:connector draw:style-name="gr2" draw:text-style-name="P1" draw:layer="layout" svg:x1="13.486cm" svg:y1="14.024cm" svg:x2="14.025cm" svg:y2="14.024cm" draw:start-shape="id39" draw:start-glue-point="1" draw:end-shape="id40" draw:end-glue-point="3" svg:d="m13486 14024h539">
          <text:p/>
        </draw:connector>
        <draw:connector draw:style-name="gr2" draw:text-style-name="P1" draw:layer="layout" svg:x1="14.788cm" svg:y1="14.024cm" svg:x2="15.327cm" svg:y2="14.024cm" draw:start-shape="id40" draw:start-glue-point="1" draw:end-shape="id41" draw:end-glue-point="3" svg:d="m14788 14024h539">
          <text:p/>
        </draw:connector>
        <draw:connector draw:style-name="gr2" draw:text-style-name="P1" draw:layer="layout" svg:x1="16.092cm" svg:y1="14.024cm" svg:x2="16.63cm" svg:y2="14.024cm" draw:start-shape="id41" draw:start-glue-point="1" draw:end-shape="id42" draw:end-glue-point="3" svg:d="m16092 14024h538">
          <text:p/>
        </draw:connector>
        <draw:connector draw:style-name="gr2" draw:text-style-name="P1" draw:layer="layout" svg:x1="17.394cm" svg:y1="14.024cm" svg:x2="17.933cm" svg:y2="14.024cm" draw:start-shape="id42" draw:start-glue-point="1" draw:end-shape="id43" draw:end-glue-point="3" svg:d="m17394 14024h539">
          <text:p/>
        </draw:connector>
        <draw:rect draw:style-name="gr1" draw:text-style-name="P1" xml:id="id44" draw:id="id44" draw:layer="layout" svg:width="0.763cm" svg:height="0.789cm" svg:x="4.936cm" svg:y="12cm">
          <text:p text:style-name="P1">11</text:p>
        </draw:rect>
        <draw:rect draw:style-name="gr1" draw:text-style-name="P1" xml:id="id45" draw:id="id45" draw:layer="layout" svg:width="0.764cm" svg:height="0.789cm" svg:x="6.204cm" svg:y="12cm">
          <text:p text:style-name="P1">14</text:p>
        </draw:rect>
        <draw:rect draw:style-name="gr1" draw:text-style-name="P1" xml:id="id47" draw:id="id47" draw:layer="layout" svg:width="0.764cm" svg:height="0.789cm" svg:x="10.113cm" svg:y="12cm">
          <text:p text:style-name="P1">42</text:p>
        </draw:rect>
        <draw:rect draw:style-name="gr1" draw:text-style-name="P1" xml:id="id48" draw:id="id48" draw:layer="layout" svg:width="0.764cm" svg:height="0.789cm" svg:x="12.716cm" svg:y="12cm">
          <text:p text:style-name="P1">52</text:p>
        </draw:rect>
        <draw:rect draw:style-name="gr1" draw:text-style-name="P1" xml:id="id49" draw:id="id49" draw:layer="layout" svg:width="0.764cm" svg:height="0.789cm" svg:x="16.628cm" svg:y="12cm">
          <text:p text:style-name="P1">72</text:p>
        </draw:rect>
        <draw:connector draw:style-name="gr4" draw:text-style-name="P1" draw:layer="layout" svg:x1="5.699cm" svg:y1="12.394cm" svg:x2="6.204cm" svg:y2="12.394cm" draw:start-shape="id44" draw:start-glue-point="1" draw:end-shape="id45" draw:end-glue-point="3" svg:d="m5699 12394h505">
          <text:p/>
        </draw:connector>
        <draw:connector draw:style-name="gr4" draw:text-style-name="P1" draw:layer="layout" svg:x1="6.968cm" svg:y1="12.394cm" svg:x2="8.186cm" svg:y2="12.394cm" draw:start-shape="id45" draw:start-glue-point="1" draw:end-shape="id46" draw:end-glue-point="3" svg:d="m6968 12394h1218">
          <text:p/>
        </draw:connector>
        <draw:connector draw:style-name="gr4" draw:text-style-name="P1" draw:layer="layout" svg:x1="10.877cm" svg:y1="12.394cm" svg:x2="12.716cm" svg:y2="12.394cm" draw:start-shape="id47" draw:start-glue-point="1" draw:end-shape="id48" draw:end-glue-point="3" svg:d="m10877 12394h1839">
          <text:p/>
        </draw:connector>
        <draw:connector draw:style-name="gr4" draw:text-style-name="P1" draw:layer="layout" svg:x1="13.48cm" svg:y1="12.394cm" svg:x2="16.628cm" svg:y2="12.394cm" draw:start-shape="id48" draw:start-glue-point="1" draw:end-shape="id49" draw:end-glue-point="3" svg:d="m13480 12394h3148">
          <text:p/>
        </draw:connector>
        <draw:connector draw:style-name="gr4" draw:text-style-name="P1" draw:layer="layout" svg:x1="5.317cm" svg:y1="12.789cm" svg:x2="5.317cm" svg:y2="13.63cm" draw:start-shape="id44" draw:start-glue-point="2" draw:end-shape="id33" draw:end-glue-point="0" svg:d="m5317 12789v841">
          <text:p/>
        </draw:connector>
        <draw:connector draw:style-name="gr4" draw:text-style-name="P1" draw:layer="layout" svg:x1="6.586cm" svg:y1="12.789cm" svg:x2="6.586cm" svg:y2="13.63cm" draw:start-shape="id45" draw:start-glue-point="2" draw:end-shape="id34" draw:end-glue-point="0" svg:d="m6586 12789v841">
          <text:p/>
        </draw:connector>
        <draw:connector draw:style-name="gr4" draw:text-style-name="P1" draw:layer="layout" svg:x1="10.495cm" svg:y1="12.789cm" svg:x2="10.495cm" svg:y2="13.63cm" draw:start-shape="id47" draw:start-glue-point="2" draw:end-shape="id37" draw:end-glue-point="0" svg:d="m10495 12789v841">
          <text:p/>
        </draw:connector>
        <draw:connector draw:style-name="gr4" draw:text-style-name="P1" draw:layer="layout" svg:x1="13.098cm" svg:y1="12.789cm" svg:x2="13.103cm" svg:y2="13.63cm" draw:start-shape="id48" draw:start-glue-point="2" draw:end-shape="id39" draw:end-glue-point="0" svg:d="m13098 12789v421h5v420">
          <text:p/>
        </draw:connector>
        <draw:connector draw:style-name="gr4" draw:text-style-name="P1" draw:layer="layout" svg:x1="17.01cm" svg:y1="12.789cm" svg:x2="17.012cm" svg:y2="13.63cm" draw:start-shape="id49" draw:start-glue-point="2" draw:end-shape="id42" draw:end-glue-point="0" svg:d="m17010 12789v421h2v420">
          <text:p/>
        </draw:connector>
        <draw:rect draw:style-name="gr1" draw:text-style-name="P1" xml:id="id50" draw:id="id50" draw:layer="layout" svg:width="0.764cm" svg:height="0.789cm" svg:x="19.236cm" svg:y="13.63cm">
          <text:p text:style-name="P1">inf</text:p>
        </draw:rect>
        <draw:connector draw:style-name="gr2" draw:text-style-name="P1" draw:layer="layout" svg:x1="18.697cm" svg:y1="14.012cm" svg:x2="19.236cm" svg:y2="14.024cm" draw:end-shape="id50" draw:end-glue-point="3" svg:d="m18697 14012h19v12h520">
          <text:p/>
        </draw:connector>
        <draw:rect draw:style-name="gr1" draw:text-style-name="P1" xml:id="id51" draw:id="id51" draw:layer="layout" svg:width="0.764cm" svg:height="0.789cm" svg:x="19.236cm" svg:y="12cm">
          <text:p text:style-name="P1">inf</text:p>
        </draw:rect>
        <draw:connector draw:style-name="gr4" draw:text-style-name="P1" draw:layer="layout" svg:x1="17.392cm" svg:y1="12.394cm" svg:x2="19.236cm" svg:y2="12.394cm" draw:start-shape="id49" draw:start-glue-point="1" draw:end-shape="id51" draw:end-glue-point="3" svg:d="m17392 12394h1844">
          <text:p/>
        </draw:connector>
        <draw:rect draw:style-name="gr1" draw:text-style-name="P1" xml:id="id52" draw:id="id52" draw:layer="layout" svg:width="0.764cm" svg:height="0.789cm" svg:x="1cm" svg:y="12cm">
          <text:p text:style-name="P1">-inf</text:p>
        </draw:rect>
        <draw:connector draw:style-name="gr4" draw:text-style-name="P1" draw:layer="layout" svg:x1="1.764cm" svg:y1="12.394cm" svg:x2="4.936cm" svg:y2="12.394cm" draw:start-shape="id52" draw:start-glue-point="1" draw:end-shape="id44" draw:end-glue-point="3" svg:d="m1764 12394h3172">
          <text:p/>
        </draw:connector>
        <draw:connector draw:style-name="gr4" draw:text-style-name="P1" draw:layer="layout" draw:type="curve" svg:x1="7.894cm" svg:y1="14.419cm" svg:x2="8.186cm" svg:y2="15.094cm" draw:start-shape="id35" draw:start-glue-point="2" draw:end-shape="id53" draw:end-glue-point="3" svg:d="m7894 14419c0 450 97 675 292 675">
          <text:p/>
        </draw:connector>
        <draw:connector draw:style-name="gr4" draw:text-style-name="P1" draw:layer="layout" draw:type="curve" svg:x1="8.95cm" svg:y1="15.094cm" svg:x2="9.197cm" svg:y2="14.419cm" draw:start-shape="id53" draw:start-glue-point="1" draw:end-shape="id36" draw:end-glue-point="2" svg:d="m8950 15094c165 0 247-225 247-675">
          <text:p/>
        </draw:connector>
        <draw:rect draw:style-name="gr1" draw:text-style-name="P1" xml:id="id54" draw:id="id54" draw:layer="layout" svg:width="0.764cm" svg:height="0.789cm" svg:x="6.204cm" svg:y="10.4cm">
          <text:p text:style-name="P1">14</text:p>
        </draw:rect>
        <draw:rect draw:style-name="gr1" draw:text-style-name="P1" xml:id="id56" draw:id="id56" draw:layer="layout" svg:width="0.764cm" svg:height="0.789cm" svg:x="12.716cm" svg:y="10.4cm">
          <text:p text:style-name="P1">52</text:p>
        </draw:rect>
        <draw:connector draw:style-name="gr4" draw:text-style-name="P1" draw:layer="layout" svg:x1="6.968cm" svg:y1="10.794cm" svg:x2="8.186cm" svg:y2="10.794cm" draw:start-shape="id54" draw:start-glue-point="1" draw:end-shape="id55" draw:end-glue-point="3" svg:d="m6968 10794h1218">
          <text:p/>
        </draw:connector>
        <draw:connector draw:style-name="gr4" draw:text-style-name="P1" draw:layer="layout" svg:x1="13.48cm" svg:y1="10.794cm" svg:x2="19.236cm" svg:y2="10.794cm" draw:start-shape="id56" draw:start-glue-point="1" draw:end-shape="id57" draw:end-glue-point="3" svg:d="m13480 10794h5756">
          <text:p/>
        </draw:connector>
        <draw:connector draw:style-name="gr4" draw:text-style-name="P1" draw:layer="layout" svg:x1="6.586cm" svg:y1="11.189cm" svg:x2="6.586cm" svg:y2="12.03cm" draw:start-shape="id54" draw:start-glue-point="2" svg:d="m6586 11189v841">
          <text:p/>
        </draw:connector>
        <draw:connector draw:style-name="gr4" draw:text-style-name="P1" draw:layer="layout" svg:x1="13.098cm" svg:y1="11.189cm" svg:x2="13.103cm" svg:y2="12.03cm" draw:start-shape="id56" draw:start-glue-point="2" svg:d="m13098 11189v671h5v170">
          <text:p/>
        </draw:connector>
        <draw:rect draw:style-name="gr1" draw:text-style-name="P1" xml:id="id57" draw:id="id57" draw:layer="layout" svg:width="0.764cm" svg:height="0.789cm" svg:x="19.236cm" svg:y="10.4cm">
          <text:p text:style-name="P1">inf</text:p>
        </draw:rect>
        <draw:rect draw:style-name="gr1" draw:text-style-name="P1" xml:id="id58" draw:id="id58" draw:layer="layout" svg:width="0.764cm" svg:height="0.789cm" svg:x="1cm" svg:y="10.4cm">
          <text:p text:style-name="P1">-inf</text:p>
        </draw:rect>
        <draw:connector draw:style-name="gr4" draw:text-style-name="P1" draw:layer="layout" svg:x1="1.764cm" svg:y1="10.794cm" svg:x2="6.204cm" svg:y2="10.794cm" draw:start-shape="id58" draw:start-glue-point="1" draw:end-shape="id54" draw:end-glue-point="3" svg:d="m1764 10794h4440">
          <text:p/>
        </draw:connector>
        <draw:rect draw:style-name="gr1" draw:text-style-name="P1" xml:id="id59" draw:id="id59" draw:layer="layout" svg:width="0.764cm" svg:height="0.789cm" svg:x="6.204cm" svg:y="8.8cm">
          <text:p text:style-name="P1">14</text:p>
        </draw:rect>
        <draw:connector draw:style-name="gr4" draw:text-style-name="P1" draw:layer="layout" svg:x1="6.968cm" svg:y1="9.194cm" svg:x2="19.236cm" svg:y2="9.194cm" draw:start-shape="id59" draw:start-glue-point="1" draw:end-shape="id60" draw:end-glue-point="3" svg:d="m6968 9194h12268">
          <text:p/>
        </draw:connector>
        <draw:connector draw:style-name="gr4" draw:text-style-name="P1" draw:layer="layout" svg:x1="6.586cm" svg:y1="9.589cm" svg:x2="6.586cm" svg:y2="10.43cm" draw:start-shape="id59" draw:start-glue-point="2" svg:d="m6586 9589v841">
          <text:p/>
        </draw:connector>
        <draw:rect draw:style-name="gr1" draw:text-style-name="P1" xml:id="id60" draw:id="id60" draw:layer="layout" svg:width="0.764cm" svg:height="0.789cm" svg:x="19.236cm" svg:y="8.8cm">
          <text:p text:style-name="P1">inf</text:p>
        </draw:rect>
        <draw:rect draw:style-name="gr1" draw:text-style-name="P1" xml:id="id61" draw:id="id61" draw:layer="layout" svg:width="0.764cm" svg:height="0.789cm" svg:x="1cm" svg:y="8.8cm">
          <text:p text:style-name="P1">-inf</text:p>
        </draw:rect>
        <draw:connector draw:style-name="gr4" draw:text-style-name="P1" draw:layer="layout" svg:x1="1.764cm" svg:y1="9.194cm" svg:x2="6.204cm" svg:y2="9.194cm" draw:start-shape="id61" draw:start-glue-point="1" draw:end-shape="id59" draw:end-glue-point="3" svg:d="m1764 9194h4440">
          <text:p/>
        </draw:connector>
        <draw:rect draw:style-name="gr5" draw:text-style-name="P1" xml:id="id53" draw:id="id53" draw:layer="layout" svg:width="0.764cm" svg:height="0.789cm" svg:x="8.186cm" svg:y="14.7cm">
          <text:p text:style-name="P1">33</text:p>
        </draw:rect>
        <draw:rect draw:style-name="gr5" draw:text-style-name="P1" xml:id="id46" draw:id="id46" draw:layer="layout" svg:width="0.764cm" svg:height="0.789cm" svg:x="8.186cm" svg:y="12cm">
          <text:p text:style-name="P1">33</text:p>
        </draw:rect>
        <draw:rect draw:style-name="gr5" draw:text-style-name="P1" xml:id="id55" draw:id="id55" draw:layer="layout" svg:width="0.764cm" svg:height="0.789cm" svg:x="8.186cm" svg:y="10.4cm">
          <text:p text:style-name="P1">33</text:p>
        </draw:rect>
        <draw:connector draw:style-name="gr4" draw:text-style-name="P1" draw:layer="layout" draw:type="line" svg:x1="8.568cm" svg:y1="11.189cm" svg:x2="8.568cm" svg:y2="12cm" draw:start-shape="id55" draw:start-glue-point="2" draw:end-shape="id46" draw:end-glue-point="0" svg:d="m8568 11189v811">
          <text:p/>
        </draw:connector>
        <draw:connector draw:style-name="gr4" draw:text-style-name="P1" draw:layer="layout" draw:type="line" svg:x1="8.568cm" svg:y1="12.789cm" svg:x2="8.568cm" svg:y2="14.7cm" draw:start-shape="id46" draw:start-glue-point="2" draw:end-shape="id53" draw:end-glue-point="0" svg:d="m8568 12789v1911">
          <text:p/>
        </draw:connector>
        <draw:connector draw:style-name="gr4" draw:text-style-name="P1" draw:layer="layout" draw:type="line" svg:x1="8.95cm" svg:y1="12.394cm" svg:x2="10.113cm" svg:y2="12.394cm" draw:start-shape="id46" draw:start-glue-point="1" draw:end-shape="id47" draw:end-glue-point="3" svg:d="m8950 12394h1163">
          <text:p/>
        </draw:connector>
        <draw:connector draw:style-name="gr4" draw:text-style-name="P1" draw:layer="layout" draw:type="line" svg:x1="8.95cm" svg:y1="10.794cm" svg:x2="12.716cm" svg:y2="10.794cm" draw:start-shape="id55" draw:start-glue-point="1" draw:end-shape="id56" draw:end-glue-point="3" svg:d="m8950 10794h3766">
          <text:p/>
        </draw:connector>
        <draw:rect draw:style-name="gr6" draw:text-style-name="P1" xml:id="id63" draw:id="id63" draw:layer="layout" svg:width="0.7cm" svg:height="0.7cm" svg:x="1cm" svg:y="19.6cm">
          <text:p/>
        </draw:rect>
        <draw:rect draw:style-name="gr6" draw:text-style-name="P1" xml:id="id69" draw:id="id69" draw:layer="layout" svg:width="0.7cm" svg:height="0.7cm" svg:x="8.2cm" svg:y="19.6cm">
          <text:p/>
        </draw:rect>
        <draw:rect draw:style-name="gr6" draw:text-style-name="P1" xml:id="id68" draw:id="id68" draw:layer="layout" svg:width="0.7cm" svg:height="0.7cm" svg:x="6.76cm" svg:y="19.6cm">
          <text:p/>
        </draw:rect>
        <draw:rect draw:style-name="gr6" draw:text-style-name="P1" xml:id="id67" draw:id="id67" draw:layer="layout" svg:width="0.7cm" svg:height="0.7cm" svg:x="5.32cm" svg:y="19.6cm">
          <text:p/>
        </draw:rect>
        <draw:rect draw:style-name="gr6" draw:text-style-name="P1" xml:id="id66" draw:id="id66" draw:layer="layout" svg:width="0.7cm" svg:height="0.7cm" svg:x="3.88cm" svg:y="19.6cm">
          <text:p/>
        </draw:rect>
        <draw:rect draw:style-name="gr6" draw:text-style-name="P1" xml:id="id65" draw:id="id65" draw:layer="layout" svg:width="0.7cm" svg:height="0.7cm" svg:x="2.44cm" svg:y="19.6cm">
          <text:p/>
        </draw:rect>
        <draw:rect draw:style-name="gr6" draw:text-style-name="P1" xml:id="id62" draw:id="id62" draw:layer="layout" svg:width="0.7cm" svg:height="0.7cm" svg:x="1cm" svg:y="18.1cm">
          <text:p/>
        </draw:rect>
        <draw:rect draw:style-name="gr6" draw:text-style-name="P1" xml:id="id64" draw:id="id64" draw:layer="layout" svg:width="0.7cm" svg:height="0.7cm" svg:x="8.2cm" svg:y="18.1cm">
          <text:p/>
        </draw:rect>
        <draw:connector draw:style-name="gr4" draw:text-style-name="P1" draw:layer="layout" draw:type="line" svg:x1="1.35cm" svg:y1="18.8cm" svg:x2="1.35cm" svg:y2="19.6cm" draw:start-shape="id62" draw:start-glue-point="2" draw:end-shape="id63" draw:end-glue-point="0" svg:d="m1350 18800v800">
          <text:p/>
        </draw:connector>
        <draw:connector draw:style-name="gr4" draw:text-style-name="P1" draw:layer="layout" draw:type="line" svg:x1="1.7cm" svg:y1="18.45cm" svg:x2="8.2cm" svg:y2="18.45cm" draw:start-shape="id62" draw:start-glue-point="1" draw:end-shape="id64" draw:end-glue-point="3" svg:d="m1700 18450h6500">
          <text:p/>
        </draw:connector>
        <draw:connector draw:style-name="gr4" draw:text-style-name="P1" draw:layer="layout" draw:type="line" svg:x1="1.7cm" svg:y1="19.95cm" svg:x2="2.44cm" svg:y2="19.95cm" draw:start-shape="id63" draw:start-glue-point="1" draw:end-shape="id65" draw:end-glue-point="3" svg:d="m1700 19950h740">
          <text:p/>
        </draw:connector>
        <draw:connector draw:style-name="gr4" draw:text-style-name="P1" draw:layer="layout" draw:type="line" svg:x1="3.14cm" svg:y1="19.95cm" svg:x2="3.88cm" svg:y2="19.95cm" draw:start-shape="id65" draw:start-glue-point="1" draw:end-shape="id66" draw:end-glue-point="3" svg:d="m3140 19950h740">
          <text:p/>
        </draw:connector>
        <draw:connector draw:style-name="gr4" draw:text-style-name="P1" draw:layer="layout" draw:type="line" svg:x1="4.58cm" svg:y1="19.95cm" svg:x2="5.32cm" svg:y2="19.95cm" draw:start-shape="id66" draw:start-glue-point="1" draw:end-shape="id67" draw:end-glue-point="3" svg:d="m4580 19950h740">
          <text:p/>
        </draw:connector>
        <draw:connector draw:style-name="gr4" draw:text-style-name="P1" draw:layer="layout" draw:type="line" svg:x1="6.02cm" svg:y1="19.95cm" svg:x2="6.76cm" svg:y2="19.95cm" draw:start-shape="id67" draw:start-glue-point="1" draw:end-shape="id68" draw:end-glue-point="3" svg:d="m6020 19950h740">
          <text:p/>
        </draw:connector>
        <draw:connector draw:style-name="gr4" draw:text-style-name="P1" draw:layer="layout" draw:type="line" svg:x1="7.46cm" svg:y1="19.95cm" svg:x2="8.2cm" svg:y2="19.95cm" draw:start-shape="id68" draw:start-glue-point="1" draw:end-shape="id69" draw:end-glue-point="3" svg:d="m7460 19950h740">
          <text:p/>
        </draw:connector>
        <draw:connector draw:style-name="gr4" draw:text-style-name="P1" draw:layer="layout" draw:type="line" svg:x1="8.55cm" svg:y1="18.8cm" svg:x2="8.55cm" svg:y2="19.6cm" draw:start-shape="id64" draw:start-glue-point="2" draw:end-shape="id69" svg:d="m8550 18800v800">
          <text:p/>
        </draw:connector>
        <draw:frame draw:style-name="gr7" draw:layer="layout" svg:width="1.366cm" svg:height="0.963cm" svg:x="9.4cm" svg:y="18cm">
          <draw:text-box>
            <text:p>i+1</text:p>
          </draw:text-box>
        </draw:frame>
        <draw:frame draw:style-name="gr7" draw:layer="layout" svg:width="0.642cm" svg:height="0.963cm" svg:x="9.458cm" svg:y="19.5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ienende_20_1" draw:display-name="Linienende 1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6T12:27:08.70</meta:creation-date>
    <dc:date>2012-11-26T14:36:13.30</dc:date>
    <meta:editing-duration>PT1H7M51S</meta:editing-duration>
    <meta:editing-cycles>1</meta:editing-cycles>
    <meta:document-statistic meta:object-count="150"/>
    <meta:generator>OpenOffice.org/3.4.1$Win32 OpenOffice.org_project/341m1$Build-9593</meta:generator>
  </office:meta>
</office:document-meta>
</file>